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uteurs_3a_" style:display-name="Auteurs:" style:family="table">
      <style:table-properties style:width="16.999cm" table:align="margins"/>
    </style:style>
    <style:style style:name="Auteurs_3a_.A" style:display-name="Auteurs:.A" style:family="table-column">
      <style:table-column-properties style:column-width="5.666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Table_20_Contents" style:list-style-name="L1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able_20_Contents" style:list-style-name="L1">
      <style:paragraph-properties fo:text-align="start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 style:list-style-name="L2">
      <style:paragraph-properties fo:text-align="start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 style:list-style-name="L1">
      <style:paragraph-properties fo:text-align="start" style:justify-single-word="false"/>
    </style:style>
    <style:style style:name="P26" style:family="paragraph" style:parent-style-name="Table_20_Contents" style:list-style-name="L2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21" text:outline-level="1"/>
      <text:h text:style-name="P21" text:outline-level="1">Compte rendu externe n°1</text:h>
      <text:p text:style-name="P5"/>
      <text:p text:style-name="Text_20_body"/>
      <text:p text:style-name="P6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9">Auteurs</text:p>
            </table:table-cell>
            <table:table-cell table:style-name="Auteurs_3a_.A1" office:value-type="string">
              <text:p text:style-name="P9">Approbateurs</text:p>
            </table:table-cell>
            <table:table-cell table:style-name="Auteurs_3a_.C1" office:value-type="string">
              <text:p text:style-name="P9">Validation</text:p>
            </table:table-cell>
          </table:table-row>
        </table:table-header-rows>
        <table:table-row>
          <table:table-cell table:style-name="Auteurs_3a_.A2" office:value-type="string">
            <text:p text:style-name="P1">Jérémy VAZ BORGES</text:p>
          </table:table-cell>
          <table:table-cell table:style-name="Auteurs_3a_.B2" office:value-type="string">
            <text:p text:style-name="P1">Jean-Philippe HUGUET</text:p>
            <text:p text:style-name="P1">Sébastien TROUSSE</text:p>
          </table:table-cell>
          <table:table-cell table:style-name="Auteurs_3a_.C2" office:value-type="string">
            <text:p text:style-name="P10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Auteurs_3a_.B2" office:value-type="string">
            <text:p text:style-name="P10"><text:span text:style-name="T2">Rédigé le</text:span> : 23/10/2013</text:p>
          </table:table-cell>
          <table:table-cell table:style-name="Auteurs_3a_.B2" office:value-type="string">
            <text:p text:style-name="P10"><text:span text:style-name="T2">Approuvé le</text:span> :</text:p>
          </table:table-cell>
          <table:table-cell table:style-name="Auteurs_3a_.C2" office:value-type="string">
            <text:p text:style-name="P10"><text:span text:style-name="T2">Validé le </text:span>:</text:p>
          </table:table-cell>
        </table:table-row>
      </table:table>
      <text:p text:style-name="Text_20_body"/>
      <text:p text:style-name="P6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Diffusion</text:p>
          </table:table-cell>
          <table:table-cell table:style-name="Tableau2.B1" office:value-type="string">
            <text:p text:style-name="P11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19">Charles CHRISTMAS 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6"><text:span text:style-name="Emphasis"><text:span text:style-name="T1">Olivier MICHALON</text:span></text:span></text:p>
            <text:p text:style-name="P1">Jérémy VAZ BORGES </text:p>
            <text:p text:style-name="P1">Quentin CHEYNET</text:p>
            <text:p text:style-name="P1">Sébastien TROUSSE</text:p>
            <text:p text:style-name="P1">Jean-Philippe HUGUET</text:p>
            <text:p text:style-name="P1">Guillaume BROC </text:p>
            <text:p text:style-name="P1">Clément CARLES</text:p>
          </table:table-cell>
        </table:table-row>
      </table:table>
      <text:p text:style-name="Text_20_body"/>
      <text:p text:style-name="P6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Libellé</text:p>
          </table:table-cell>
          <table:table-cell table:style-name="Tableau3.B1" office:value-type="string">
            <text:p text:style-name="P11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2">N° Version</text:p>
          </table:table-cell>
          <table:table-cell table:style-name="Tableau4.A1" office:value-type="string">
            <text:p text:style-name="P12">Auteurs</text:p>
          </table:table-cell>
          <table:table-cell table:style-name="Tableau4.A1" office:value-type="string">
            <text:p text:style-name="P12">Approbateurs</text:p>
          </table:table-cell>
          <table:table-cell table:style-name="Tableau4.A1" office:value-type="string">
            <text:p text:style-name="P12">Date</text:p>
          </table:table-cell>
          <table:table-cell table:style-name="Tableau4.E1" office:value-type="string">
            <text:p text:style-name="P12">Historique des évolutions</text:p>
          </table:table-cell>
        </table:table-row>
        <table:table-row>
          <table:table-cell table:style-name="Tableau4.A2" office:value-type="string">
            <text:p text:style-name="P12">1.0</text:p>
          </table:table-cell>
          <table:table-cell table:style-name="Tableau4.A2" office:value-type="string">
            <text:p text:style-name="P1">Jérémy VAZ BORGES</text:p>
          </table:table-cell>
          <table:table-cell table:style-name="Tableau4.A2" office:value-type="string">
            <text:p text:style-name="P1"/>
          </table:table-cell>
          <table:table-cell table:style-name="Tableau4.A2" office:value-type="string">
            <text:p text:style-name="P10">23/10/2013</text:p>
          </table:table-cell>
          <table:table-cell table:style-name="Tableau4.E2" office:value-type="string">
            <text:p text:style-name="P10">Création du document</text:p>
          </table:table-cell>
        </table:table-row>
        <table:table-row>
          <table:table-cell table:style-name="Tableau4.A2" office:value-type="string">
            <text:p text:style-name="P12">1.1</text:p>
          </table:table-cell>
          <table:table-cell table:style-name="Tableau4.A2" office:value-type="string">
            <text:p text:style-name="P1">Jérémy VAZ BORGES</text:p>
          </table:table-cell>
          <table:table-cell table:style-name="Tableau4.A2" office:value-type="string">
            <text:p text:style-name="P1">Jean-Philippe HUGUET</text:p>
            <text:p text:style-name="P1">Sébastien TROUSSE</text:p>
          </table:table-cell>
          <table:table-cell table:style-name="Tableau4.A2" office:value-type="string">
            <text:p text:style-name="P10">23/10/2013</text:p>
          </table:table-cell>
          <table:table-cell table:style-name="Tableau4.E2" office:value-type="string">
            <text:p text:style-name="P10">Correction des erreurs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5"/>
      <text:p text:style-name="P8"/>
      <text:p text:style-name="P8"/>
      <text:p text:style-name="P8"/>
      <text:p text:style-name="P8">Participants de la réunion :</text:p>
      <text:p text:style-name="P7"/>
      <text:p text:style-name="P2">Jérémy VAZ BORGES </text:p>
      <text:p text:style-name="P2">Quentin CHEYNET</text:p>
      <text:p text:style-name="P2">Sébastien TROUSSE</text:p>
      <text:p text:style-name="P2">Jean-Philippe HUGUET</text:p>
      <text:p text:style-name="P2">Guillaume BROC </text:p>
      <text:p text:style-name="P3">Clément CARLES</text:p>
      <text:p text:style-name="P3"/>
      <text:p text:style-name="P3">Compte rendu de la réunion externe 1 du 23 Octobre 2013</text:p>
      <text:p text:style-name="P17">À Faculté des Sciences de Luminy, 163 av de Luminy, 13009 Marseille</text:p>
      <text:p text:style-name="P17"/>
      <text:p text:style-name="P17">Réunion externe 1 du projet 3 V1.0</text:p>
      <text:p text:style-name="P13"/>
      <text:p text:style-name="P13"/>
      <text:p text:style-name="P14">Questions abordées :</text:p>
      <text:p text:style-name="P14"/>
      <text:list xml:id="list33662399" text:style-name="L1">
        <text:list-item>
          <text:p text:style-name="P22">Combien de joueurs au maximum peuvent jouer simultanément sur la même partie ?</text:p>
        </text:list-item>
        <text:list-item>
          <text:p text:style-name="P22">Comment est gérée l'attente d'autres joueurs sur une partie lorsqu'il n'y a qu'un seul joueur ?</text:p>
        </text:list-item>
        <text:list-item>
          <text:p text:style-name="P22">Un joueur peut-il rentrer au cours d'une partie ?</text:p>
        </text:list-item>
        <text:list-item>
          <text:p text:style-name="P22">Que veut dire le client par le jeu se déroule en vue de côté ?</text:p>
        </text:list-item>
        <text:list-item>
          <text:p text:style-name="P22">Combien de niveaux différents devra disposer le jeu ?</text:p>
        </text:list-item>
        <text:list-item>
          <text:p text:style-name="P23">Quelle est la différence entre les différents niveaux du jeu ?</text:p>
        </text:list-item>
        <text:list-item>
          <text:p text:style-name="P23">Quelles sont les commandes du jeu ?</text:p>
        </text:list-item>
        <text:list-item>
          <text:p text:style-name="P23">Les blocs du jeu sont-ils tous destructibles ?</text:p>
        </text:list-item>
        <text:list-item>
          <text:p text:style-name="P23">De combien de vies possède un joueur avant de perdre ?</text:p>
        </text:list-item>
        <text:list-item>
          <text:p text:style-name="P23">Une partie a-t-elle une limite de temps ?</text:p>
        </text:list-item>
        <text:list-item>
          <text:p text:style-name="P25"><text:span text:style-name="T3">Qu'entend le client par sauvegarder et charger dans le cadre du </text:span><text:span text:style-name="T4">QBomberMan++ </text:span><text:span text:style-name="T3">?</text:span></text:p>
        </text:list-item>
        <text:list-item>
          <text:p text:style-name="P23">Le client souhaite-t-il des animations particulières des personnages ?</text:p>
        </text:list-item>
        <text:list-item>
          <text:p text:style-name="P23">Quelles sont les priorités pour le client pour la prochaine itération ?</text:p>
        </text:list-item>
      </text:list>
      <text:p text:style-name="P18"/>
      <text:p text:style-name="P18"/>
      <text:p text:style-name="P15">Compte rendu :</text:p>
      <text:p text:style-name="P15"/>
      <text:list xml:id="list33657582" text:style-name="L2">
        <text:list-item>
          <text:p text:style-name="P24">Le nombre de joueurs jouant simultanément sur la même map n'est pas limité, de plus le client souhaite que la taille de celle-ci varie en fonction du nombre de joueurs présents.</text:p>
        </text:list-item>
        <text:list-item>
          <text:p text:style-name="P24">Une partie est créée par un joueur, qui choisit les bonus disponibles ainsi que la difficulté du niveau et enfin le nombre de joueurs. Ensuite celui-ci appelle ses amis pour indiquer le numéro de la partie. Une fois tous les joueurs présents la partie est lancée.</text:p>
        </text:list-item>
        <text:list-item>
          <text:p text:style-name="P24">Une fois une partie lancée, aucun joueur ne peut entrer en cours de partie.</text:p>
        </text:list-item>
        <text:list-item>
          <text:p text:style-name="P26"><text:span text:style-name="T3">Le </text:span><text:span text:style-name="T4">QBomberMan++ </text:span><text:span text:style-name="T3">est un jeu en deux dimensions dans lequel les personnages sont vus de </text:span><text:soft-page-break/><text:span text:style-name="T3">profil, et peuvent se déplacer horizontalement, mais aussi sauter et tomber d'un bloc à un </text:span><text:span text:style-name="T3">autre.</text:span></text:p>
        </text:list-item>
        <text:list-item>
          <text:p text:style-name="P24">Actuellement le client souhaite deux niveaux différents possédant des maps différentes.</text:p>
        </text:list-item>
        <text:list-item>
          <text:p text:style-name="P24">Les niveaux se différencient essentiellement par le nombre de bonus disponibles au cours d'une partie.</text:p>
        </text:list-item>
        <text:list-item>
          <text:p text:style-name="P26"><text:span text:style-name="T3">Les commandes de </text:span><text:span text:style-name="T4">QBomberMan++ </text:span><text:span text:style-name="T3"><text:s/>sont simples il s'agit des touches directionnelles pour déplacer le personnage et de deux touches, une pour poser une bombe et une seconde pour la déclencher.</text:span></text:p>
        </text:list-item>
        <text:list-item>
          <text:p text:style-name="P24">Le décor du jeu n'est pas composé seulement de blocs destructibles, mais il existe aussi des blocs indestructibles, comme le sol qui évite aux joueurs de sortir de la map.</text:p>
        </text:list-item>
        <text:list-item>
          <text:p text:style-name="P24">Un joueur ne possède qu'une seule vie. Mais il existe des bonus qui augmentent la résistance aux bombes, ainsi, au maximum un joueur peut perdre au bout de trois explosions.</text:p>
        </text:list-item>
        <text:list-item>
          <text:p text:style-name="P24">Une partie n'a pas de limite de temps. Mais au bout de dix minutes de jeu la map rétrécie d'une case de chaque côté.</text:p>
        </text:list-item>
        <text:list-item>
          <text:p text:style-name="P26"><text:span text:style-name="T3">Dans </text:span><text:span text:style-name="T4">QBomberMan++ </text:span><text:span text:style-name="T3">la sauvegarde consiste à seulement sauvegarder le score du joueur, sachant que tuer un joueur rapporte un point, ainsi qu'à sauvegarder son ratio c'est-à-dire le nombre de tués divisé par le nombre de victoires. </text:span></text:p>
        </text:list-item>
        <text:list-item>
          <text:p text:style-name="P24">Pour les animations le client souhaite une frame pour représenter le saut d'un personnage, deux frames pour son déplacement et enfin une frame pour sa mort.</text:p>
        </text:list-item>
        <text:list-item>
          <text:p text:style-name="P24">Pour la prochaine itération, le client souhaite avoir en priorité un aperçu de l'interface graphique et l'aperçu d'un pseudo niveau.</text:p>
        </text:list-item>
      </text:list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12M52S</meta:editing-duration>
    <meta:editing-cycles>21</meta:editing-cycles>
    <meta:generator>OpenOffice.org/3.2$Win32 OpenOffice.org_project/320m18$Build-9502</meta:generator>
    <dc:date>2013-10-24T13:51:25.68</dc:date>
    <meta:document-statistic meta:table-count="4" meta:image-count="1" meta:object-count="0" meta:page-count="3" meta:paragraph-count="82" meta:word-count="655" meta:character-count="3785"/>
    <meta:user-defined meta:name="Info 1"/>
    <meta:user-defined meta:name="Info 2"/>
    <meta:user-defined meta:name="Info 3"/>
    <meta:user-defined meta:name="Info 4"/>
  </office:meta>
</office:document-meta>
</file>